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624.39pt"/>
    </style:style>
    <style:style style:name="co4" style:family="table-column">
      <style:table-column-properties fo:break-before="auto" style:column-width="96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lectronics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urchase 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i 3, 3B+, 4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OR – Jetson Nano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uchscreen</text:p>
          </table:table-cell>
          <table:table-cell table:style-name="ce4" office:value-type="string" calcext:value-type="string">
            <text:p>SunFounder Raspberry Pi 4 Display Touchscreen 7 Inch HDMI 1024×600 USB IPS LCD Screen Display Monitor for Raspberry Pi 400 4 3 Model B, 2 Model B, and 1 Model B+, Windows Capacitive Touch Screen</text:p>
          </table:table-cell>
          <table:table-cell office:value-type="string" calcext:value-type="string">
            <text:p>https://www.amazon.com/gp/product/B07Y889J3X/ref=ppx_yo_dt_b_search_asin_title?ie=UTF8&amp;psc=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style-name="ce4" office:value-type="string" calcext:value-type="string">
            <text:p>TalentCell Rechargeable 12V 6000mAh/5V 12000mAh DC Output Lithium Ion Battery Pack for LED Strip and CCTV Camera, Portable Li-ion Battery Bank with Charger, Black (Multi-led Indicator)</text:p>
          </table:table-cell>
          <table:table-cell office:value-type="string" calcext:value-type="string">
            <text:p>https://www.amazon.com/gp/product/B00ME3ZH7C/ref=ppx_yo_dt_b_search_asin_title?ie=UTF8&amp;psc=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oltage Regulator</text:p>
          </table:table-cell>
          <table:table-cell table:style-name="ce4" office:value-type="string" calcext:value-type="string">
            <text:p>12v to 5v Converter - iGreely DC 12V 24V to 5V 10A Step Down Converter Adapter DC Voltage Reducer Regulator Power Supplies Transformer Module (12/24V to 5V 10A)</text:p>
          </table:table-cell>
          <table:table-cell office:value-type="string" calcext:value-type="string">
            <text:p>https://www.amazon.com/gp/product/B08PP6LMM1/ref=ppx_yo_dt_b_asin_title_o01_s02?ie=UTF8&amp;psc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 Switch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witch</text:p>
          </table:table-cell>
          <table:table-cell table:style-name="ce5" office:value-type="string" calcext:value-type="string">
            <text:p>Nilight 90014E Heavy Duty Rocker Toggle Switch 12V 20A Red Cover SPST ON/Off 2Pin Car Truck Boat-5 Pack, 2 Years Warranty</text:p>
          </table:table-cell>
          <table:table-cell office:value-type="string" calcext:value-type="string">
            <text:p>https://www.amazon.com/gp/product/B07QKFD7Z7/ref=ppx_yo_dt_b_asin_title_o03_s00?ie=UTF8&amp;psc=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eyboard</text:p>
          </table:table-cell>
          <table:table-cell table:style-name="ce5" office:value-type="string" calcext:value-type="string">
            <text:p>Ultra-Slim Bluetooth Keyboard Portable Mini Wireless Keyboard Rechargeable for Apple iPad iPhone Samsung Tablet Phone Smartphone iOS Android Windows (10 inch Black)</text:p>
          </table:table-cell>
          <table:table-cell office:value-type="string" calcext:value-type="string">
            <text:p>https://www.amazon.com/gp/product/B088ZQNNX5/ref=ppx_yo_dt_b_asin_title_o05_s00?ie=UTF8&amp;psc=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abl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thernet – Panel Mount</text:p>
          </table:table-cell>
          <table:table-cell table:style-name="ce5" office:value-type="string" calcext:value-type="string">
            <text:p>Yeworth Ethernet Extension Cable, [2 Pack] 0.6m RJ45 Male to Female LAN Ethernet Network Cat6 Cat5e Cat5 Panel Mount Cable RJ45 Extension Extender Cord (Black)</text:p>
          </table:table-cell>
          <table:table-cell office:value-type="string" calcext:value-type="string">
            <text:p>https://www.amazon.com/gp/product/B07GVDQB95/ref=ppx_yo_dt_b_asin_title_o01_s01?ie=UTF8&amp;psc=1</text:p>
          </table:table-cell>
        </table:table-row>
        <table:table-row table:style-name="ro1">
          <table:table-cell/>
          <table:table-cell office:value-type="string" calcext:value-type="string">
            <text:p>Ethernet – Jum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B – Panel Mount</text:p>
          </table:table-cell>
          <table:table-cell table:style-name="ce5" office:value-type="string" calcext:value-type="string">
            <text:p>USB 3.0 Extension Cable - iGreely 2Pack USB 3.0 Panel-Mount Type A Male to Type A Female Cable 1Ft/30cm</text:p>
          </table:table-cell>
          <table:table-cell office:value-type="string" calcext:value-type="string">
            <text:p>https://www.amazon.com/gp/product/B087BK3WRB/ref=ppx_yo_dt_b_asin_title_o07_s00?ie=UTF8&amp;psc=1</text:p>
          </table:table-cell>
        </table:table-row>
        <table:table-row table:style-name="ro1">
          <table:table-cell/>
          <table:table-cell office:value-type="string" calcext:value-type="string">
            <text:p>USB – Jump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DMI – Panel Mount</text:p>
          </table:table-cell>
          <table:table-cell table:style-name="ce5" office:value-type="string" calcext:value-type="string">
            <text:p>ShineBear Gold Plated High Speed Micro HDMI Male to HDMI Female Extension Cable with Screw Panel Mount 50cm - (Cable Length: Other)</text:p>
          </table:table-cell>
          <table:table-cell office:value-type="string" calcext:value-type="string">
            <text:p>https://www.amazon.com/gp/product/B07NPGXQY9/ref=ppx_yo_dt_b_asin_title_o08_s00?ie=UTF8&amp;psc=1</text:p>
          </table:table-cell>
        </table:table-row>
        <table:table-row table:style-name="ro2">
          <table:table-cell/>
          <table:table-cell office:value-type="string" calcext:value-type="string">
            <text:p>HDMI – Jumper</text:p>
          </table:table-cell>
          <table:table-cell table:style-name="ce5" office:value-type="string" calcext:value-type="string">
            <text:p>Duttek Micro HDMI to HDMI Coiled Cable, HDMI to Micro HDMI Coiled Cable, Extreme Slim/Thin Micro HDMI Male to HDMI Male Coiled Cable for 1080P, 4K, 3D, and Audio Return Channel (1.2M/4FT)</text:p>
          </table:table-cell>
          <table:table-cell office:value-type="string" calcext:value-type="string">
            <text:p>https://www.amazon.com/gp/product/B088B3VZFH/ref=ppx_yo_dt_b_asin_title_o07_s01?ie=UTF8&amp;psc=1</text:p>
          </table:table-cell>
        </table:table-row>
        <table:table-row table:style-name="ro2">
          <table:table-cell/>
          <table:table-cell office:value-type="string" calcext:value-type="string">
            <text:p>Audio – Panel Mount</text:p>
          </table:table-cell>
          <table:table-cell table:style-name="ce5" office:value-type="string" calcext:value-type="string">
            <text:p>Xtenzi Aux 3.5mm or Mp3 Input underdash Cable kit Extension Socket in Car Marine Dashboard Flush Mount Lead Cable Mounting Panel, 1 Meter</text:p>
          </table:table-cell>
          <table:table-cell office:value-type="string" calcext:value-type="string">
            <text:p>https://www.amazon.com/gp/product/B00AKNIDPQ/ref=ppx_yo_dt_b_asin_title_o07_s01?ie=UTF8&amp;psc=1</text:p>
          </table:table-cell>
        </table:table-row>
        <table:table-row table:style-name="ro1">
          <table:table-cell/>
          <table:table-cell office:value-type="string" calcext:value-type="string">
            <text:p>12V DC Barrel – Panel Mount</text:p>
          </table:table-cell>
          <table:table-cell table:style-name="ce5" office:value-type="string" calcext:value-type="string">
            <text:p>5.5 x 2.1 mm DC Power Jack Socket Threaded Female Panel Mount Connector Adapter with Dustproof Plug 6Pack</text:p>
          </table:table-cell>
          <table:table-cell office:value-type="string" calcext:value-type="string">
            <text:p>https://www.amazon.com/gp/product/B08SJM2G52/ref=ppx_yo_dt_b_asin_title_o01_s00?ie=UTF8&amp;psc=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chani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SD – Front Plate</text:p>
          </table:table-cell>
          <table:table-cell office:value-type="string" calcext:value-type="string">
            <text:p>Keyboard_Rugged_Pi_100.dwg <text:s text:c="4"/>Material: <text:s/>Aluminum <text:s/>Alloy: 5052 <text:s/>Thickness: 0.125”(3.2mm)</text:p>
          </table:table-cell>
          <table:table-cell office:value-type="string" calcext:value-type="string">
            <text:p>https://app.sendcutsend.com/customer#/cart?accept=aWQ9MjA4MTYmdG9rZW49YzQzYTU4NGUtMjA4Yi00ZjE0LThkYTUtZDJiMTI5%0ANzc1Yjc2%0A</text:p>
          </table:table-cell>
        </table:table-row>
        <table:table-row table:style-name="ro1">
          <table:table-cell/>
          <table:table-cell office:value-type="string" calcext:value-type="string">
            <text:p>DSD – Rear Plate</text:p>
          </table:table-cell>
          <table:table-cell office:value-type="string" calcext:value-type="string">
            <text:p>Back_Rugged_Pi_100.dwg <text:s text:c="4"/>Material: <text:s/>Aluminum <text:s/>Alloy: 5052 <text:s/>Thickness: 0.125”(3.2mm)</text:p>
          </table:table-cell>
          <table:table-cell office:value-type="string" calcext:value-type="string">
            <text:p>Link above purchases all three</text:p>
          </table:table-cell>
        </table:table-row>
        <table:table-row table:style-name="ro1">
          <table:table-cell/>
          <table:table-cell office:value-type="string" calcext:value-type="string">
            <text:p>DSD – Keyboard Plate</text:p>
          </table:table-cell>
          <table:table-cell office:value-type="string" calcext:value-type="string">
            <text:p>Front_Rugged_Pi_100.dwg <text:s text:c="4"/>Material: <text:s/>Aluminum <text:s/>Alloy: 5052 <text:s/>Thickness: 0.125”(3.2mm)</text:p>
          </table:table-cell>
          <table:table-cell office:value-type="string" calcext:value-type="string">
            <text:p>Link above purchases all thre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astn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4 Standoff</text:p>
          </table:table-cell>
          <table:table-cell table:style-name="ce4" office:value-type="string" calcext:value-type="string">
            <text:p>LitOrange 180 Pieces M4 Male Female Hex Brass Spacer Standoff Screw Nut Threaded Pillar PCB Motherboard Assortment Kit</text:p>
          </table:table-cell>
          <table:table-cell office:value-type="string" calcext:value-type="string">
            <text:p>https://www.amazon.com/gp/product/B07PKTVB18/ref=ppx_yo_dt_b_asin_title_o02_s00?ie=UTF8&amp;psc=1</text:p>
          </table:table-cell>
        </table:table-row>
        <table:table-row table:style-name="ro1">
          <table:table-cell/>
          <table:table-cell office:value-type="string" calcext:value-type="string">
            <text:p>M4 Screw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40 Scr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3 Screw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2.5 standof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solators</text:p>
          </table:table-cell>
          <table:table-cell table:style-name="ce5" office:value-type="string" calcext:value-type="string">
            <text:p>M4 Thread Male Female Rubber Mounts,Vibration Isolators,Shock Absorber 13mm x 13mm Black 4pcs</text:p>
          </table:table-cell>
          <table:table-cell office:value-type="string" calcext:value-type="string">
            <text:p>https://www.amazon.com/gp/product/B07KT2V46C/ref=ppx_yo_dt_b_asin_title_o02_s00?ie=UTF8&amp;psc=1#descriptionAndDetails</text:p>
          </table:table-cell>
        </table:table-row>
        <table:table-row table:style-name="ro3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table:style-name="ce2" office:value-type="string" calcext:value-type="string">
            <text:p>Optio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nci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ther</text:p>
          </table:table-cell>
          <table:table-cell table:style-name="ce5" office:value-type="string" calcext:value-type="string">
            <text:p>Bourbon Brown Tooling Leather Square 2.0mm Thick Finished Full Grain Cow Hide Leather Crafts Tooling Sewing Hobby Workshop Crafting Leather</text:p>
          </table:table-cell>
          <table:table-cell office:value-type="string" calcext:value-type="string">
            <text:p>https://www.amazon.com/gp/product/B07NZ45J2G/ref=ppx_yo_dt_b_asin_title_o07_s02?ie=UTF8&amp;psc=1</text:p>
          </table:table-cell>
        </table:table-row>
        <table:table-row table:style-name="ro1">
          <table:table-cell/>
          <table:table-cell office:value-type="string" calcext:value-type="string">
            <text:p>Wo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HB t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p Ti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ric Hex Key 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scent Wrench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ptional To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ther kit</text:p>
          </table:table-cell>
          <table:table-cell table:number-columns-repeated="2"/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53:21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7T19:00:23.191000000</meta:creation-date>
    <dc:date>2022-01-05T16:56:57.642000000</dc:date>
    <meta:editing-duration>P1DT8H33M42S</meta:editing-duration>
    <meta:editing-cycles>10</meta:editing-cycles>
    <meta:generator>LibreOffice/6.3.0.4$Windows_X86_64 LibreOffice_project/057fc023c990d676a43019934386b85b21a9ee99</meta:generator>
    <meta:document-statistic meta:table-count="1" meta:cell-count="90" meta:object-count="0"/>
  </office:meta>
</office:document-meta>
</file>